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1bbb2" officeooo:paragraph-rsid="0011bbb2" style:font-size-asian="21pt" style:font-size-complex="24pt"/>
    </style:style>
    <style:style style:name="P2" style:family="paragraph" style:parent-style-name="Standard">
      <style:text-properties fo:font-size="18pt" officeooo:rsid="0011bbb2" officeooo:paragraph-rsid="0011bbb2" style:font-size-asian="15.75pt" style:font-size-complex="18pt"/>
    </style:style>
    <style:style style:name="P3" style:family="paragraph" style:parent-style-name="Standard">
      <style:text-properties fo:font-size="18pt" officeooo:rsid="0013130f" officeooo:paragraph-rsid="0013130f" style:font-size-asian="15.75pt" style:font-size-complex="18pt"/>
    </style:style>
    <style:style style:name="P4" style:family="paragraph" style:parent-style-name="Standard">
      <style:text-properties fo:font-size="18pt" officeooo:rsid="0013130f" officeooo:paragraph-rsid="001ab8a1" style:font-size-asian="15.75pt" style:font-size-complex="18pt"/>
    </style:style>
    <style:style style:name="P5" style:family="paragraph" style:parent-style-name="Standard">
      <style:text-properties fo:font-size="12pt" officeooo:rsid="0013130f" officeooo:paragraph-rsid="0013130f" style:font-size-asian="10.5pt" style:font-size-complex="12pt"/>
    </style:style>
    <style:style style:name="P6" style:family="paragraph" style:parent-style-name="Standard">
      <style:text-properties fo:font-size="12pt" officeooo:rsid="0013130f" officeooo:paragraph-rsid="001707d6" style:font-size-asian="10.5pt" style:font-size-complex="12pt"/>
    </style:style>
    <style:style style:name="P7" style:family="paragraph" style:parent-style-name="Standard">
      <style:text-properties fo:font-size="12pt" officeooo:rsid="0013130f" officeooo:paragraph-rsid="001ab8a1" style:font-size-asian="10.5pt" style:font-size-complex="12pt"/>
    </style:style>
    <style:style style:name="P8" style:family="paragraph" style:parent-style-name="Standard" style:list-style-name="L1">
      <style:text-properties officeooo:rsid="0013130f" officeooo:paragraph-rsid="0013130f"/>
    </style:style>
    <style:style style:name="P9" style:family="paragraph" style:parent-style-name="Standard" style:list-style-name="L1">
      <style:text-properties officeooo:rsid="0013130f" officeooo:paragraph-rsid="001707d6"/>
    </style:style>
    <style:style style:name="P10" style:family="paragraph" style:parent-style-name="Standard" style:list-style-name="L1">
      <style:text-properties officeooo:rsid="0013130f" officeooo:paragraph-rsid="001ab8a1"/>
    </style:style>
    <style:style style:name="P11" style:family="paragraph" style:parent-style-name="Standard" style:list-style-name="L1">
      <style:text-properties officeooo:paragraph-rsid="0013130f"/>
    </style:style>
    <style:style style:name="P12" style:family="paragraph" style:parent-style-name="Standard" style:list-style-name="L1">
      <style:text-properties officeooo:paragraph-rsid="001707d6"/>
    </style:style>
    <style:style style:name="P13" style:family="paragraph" style:parent-style-name="Standard" style:list-style-name="L1">
      <style:text-properties officeooo:paragraph-rsid="001ab8a1"/>
    </style:style>
    <style:style style:name="P14" style:family="paragraph" style:parent-style-name="Standard" style:master-page-name="">
      <style:paragraph-properties style:page-number="auto"/>
      <style:text-properties fo:font-size="12pt" officeooo:rsid="0013130f" officeooo:paragraph-rsid="0013130f" style:font-size-asian="10.5pt" style:font-size-complex="12pt"/>
    </style:style>
    <style:style style:name="P15" style:family="paragraph" style:parent-style-name="Standard" style:list-style-name="L1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officeooo:paragraph-rsid="0013130f"/>
    </style:style>
    <style:style style:name="P16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size="12pt" officeooo:rsid="0013130f" officeooo:paragraph-rsid="0013130f" style:font-size-asian="10.5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size="12pt" officeooo:rsid="0013130f" officeooo:paragraph-rsid="001707d6" style:font-size-asian="10.5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size="12pt" officeooo:rsid="0013130f" officeooo:paragraph-rsid="001ab8a1" style:font-size-asian="10.5pt" style:font-size-complex="12pt"/>
    </style:style>
    <style:style style:name="P19" style:family="paragraph" style:parent-style-name="Standard">
      <loext:graphic-properties draw:fill="none"/>
      <style:paragraph-properties fo:margin-left="0in" fo:margin-right="0in" fo:text-indent="-0.25in" style:auto-text-indent="false" fo:background-color="transparent"/>
      <style:text-properties fo:font-size="12pt" officeooo:rsid="0013130f" officeooo:paragraph-rsid="0013130f" style:font-size-asian="10.5pt" style:font-size-complex="12pt"/>
    </style:style>
    <style:style style:name="P20" style:family="paragraph" style:parent-style-name="Standard">
      <loext:graphic-properties draw:fill="none"/>
      <style:paragraph-properties fo:margin-left="0in" fo:margin-right="0in" fo:text-indent="-0.25in" style:auto-text-indent="false" fo:background-color="transparent"/>
      <style:text-properties fo:font-size="12pt" officeooo:rsid="0013130f" officeooo:paragraph-rsid="001707d6" style:font-size-asian="10.5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officeooo:paragraph-rsid="0013130f"/>
    </style:style>
    <style:style style:name="P22" style:family="paragraph" style:parent-style-name="Standard" style:master-page-name="">
      <style:paragraph-properties style:page-number="auto"/>
      <style:text-properties fo:font-size="18pt" officeooo:rsid="0013130f" officeooo:paragraph-rsid="001707d6" style:font-size-asian="15.75pt" style:font-size-complex="18pt"/>
    </style:style>
    <style:style style:name="P23" style:family="paragraph" style:parent-style-name="Standard" style:list-style-name="L1">
      <loext:graphic-properties draw:fill="none"/>
      <style:paragraph-properties fo:margin-left="-0.25in" fo:margin-right="0in" fo:text-indent="0in" style:auto-text-indent="false" fo:background-color="transparent"/>
      <style:text-properties fo:font-size="12pt" officeooo:rsid="0013130f" officeooo:paragraph-rsid="001700b9" style:font-size-asian="10.5pt" style:font-size-complex="12pt"/>
    </style:style>
    <style:style style:name="P24" style:family="paragraph" style:parent-style-name="Standard" style:master-page-name="">
      <style:paragraph-properties style:page-number="auto"/>
      <style:text-properties fo:font-size="12pt" officeooo:rsid="0013130f" officeooo:paragraph-rsid="001ab8a1" style:font-size-asian="10.5pt" style:font-size-complex="12pt"/>
    </style:style>
    <style:style style:name="T1" style:family="text">
      <style:text-properties officeooo:rsid="0013130f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3130f" style:font-size-asian="10.5pt" style:font-size-complex="12pt"/>
    </style:style>
    <style:style style:name="T4" style:family="text">
      <style:text-properties officeooo:rsid="001700b9"/>
    </style:style>
    <style:style style:name="T5" style:family="text">
      <style:text-properties officeooo:rsid="001873cb"/>
    </style:style>
    <style:style style:name="T6" style:family="text">
      <style:text-properties fo:font-weight="bold" officeooo:rsid="001700b9" style:font-weight-asian="bold" style:font-weight-complex="bold"/>
    </style:style>
    <style:style style:name="T7" style:family="text">
      <style:text-properties fo:font-weight="bold" officeooo:rsid="001873cb" style:font-weight-asian="bold" style:font-weight-complex="bold"/>
    </style:style>
    <style:style style:name="T8" style:family="text">
      <style:text-properties fo:font-weight="bold" officeooo:rsid="001c479d" style:font-weight-asian="bold" style:font-weight-complex="bold"/>
    </style:style>
    <style:style style:name="T9" style:family="text">
      <style:text-properties officeooo:rsid="001ab8a1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for Project 1 <text:span text:style-name="T1">Scalability </text:span>Tests</text:p>
      <text:p text:style-name="P2">Sabin Raj Tiwari</text:p>
      <text:p text:style-name="P2">CMSC 621</text:p>
      <text:p text:style-name="P2"/>
      <text:p text:style-name="P3">Test 1</text:p>
      <text:p text:style-name="P5"/>
      <text:p text:style-name="P5">The first test case has the following scenarios <text:span text:style-name="T4">with </text:span><text:span text:style-name="T6">server</text:span><text:span text:style-name="T4"> and </text:span><text:span text:style-name="T6">client</text:span><text:span text:style-name="T4"> running on the </text:span><text:span text:style-name="T6">same</text:span><text:span text:style-name="T4"> </text:span><text:span text:style-name="T6">machine</text:span><text:span text:style-name="T4">:</text:span></text:p>
      <text:list xml:id="list592253936671825101" text:style-name="L1">
        <text:list-item>
          <text:p text:style-name="P8"><text:span text:style-name="T2">1 client sending transactions at interval of 0.5s.</text:span></text:p>
        </text:list-item>
        <text:list-item>
          <text:p text:style-name="P8"><text:span text:style-name="T2">20 clients sending transactions at interval of 0.5s. </text:span></text:p>
        </text:list-item>
        <text:list-item>
          <text:p text:style-name="P8"><text:span text:style-name="T2">40 clients sending transactions at interval of 0.5s. </text:span></text:p>
        </text:list-item>
        <text:list-item>
          <text:p text:style-name="P8"><text:span text:style-name="T2">60 clients sending transactions at interval of 0.5s. </text:span></text:p>
        </text:list-item>
        <text:list-item>
          <text:p text:style-name="P8"><text:span text:style-name="T2">80 clients sending transactions at interval of 0.5s. </text:span></text:p>
        </text:list-item>
        <text:list-item>
          <text:p text:style-name="P8"><text:span text:style-name="T2">100 clients sending transactions at interval of 0.5s. </text:span></text:p>
          <text:p text:style-name="P11"><text:span text:style-name="T3"/></text:p>
          <text:p text:style-name="P15"><text:span text:style-name="T3">The graph below shows the average time taken for transactions for each of the runs:</text:span></text:p>
          <text:p text:style-name="P21"><text:span text:style-name="T3"/></text:p>
          <text:p text:style-name="P23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3">Test 2</text:p>
      <text:p text:style-name="P5"/>
      <text:p text:style-name="P14">The second test case has the following scenarios <text:span text:style-name="T4">with </text:span><text:span text:style-name="T6">server</text:span><text:span text:style-name="T4"> and </text:span><text:span text:style-name="T6">client</text:span><text:span text:style-name="T4"> running on the </text:span><text:span text:style-name="T6">same</text:span><text:span text:style-name="T4"> </text:span><text:span text:style-name="T6">machine</text:span><text:span text:style-name="T4">:</text:span></text:p>
      <text:list xml:id="list193414710070745" text:continue-numbering="true" text:style-name="L1">
        <text:list-item>
          <text:p text:style-name="P8"><text:span text:style-name="T2">20 client sending transactions at interval of 0.0s.</text:span></text:p>
        </text:list-item>
        <text:list-item>
          <text:p text:style-name="P8"><text:span text:style-name="T2">20 clients sending transactions at interval of 0.2s. </text:span></text:p>
        </text:list-item>
        <text:list-item>
          <text:p text:style-name="P8"><text:span text:style-name="T2">20 clients sending transactions at interval of 0.4s. </text:span></text:p>
        </text:list-item>
        <text:list-item>
          <text:p text:style-name="P8"><text:span text:style-name="T2">20 clients sending transactions at interval of 0.6s. </text:span></text:p>
        </text:list-item>
        <text:list-item>
          <text:p text:style-name="P8"><text:span text:style-name="T2">20 clients sending transactions at interval of 0.8s. </text:span></text:p>
        </text:list-item>
        <text:list-item>
          <text:p text:style-name="P8"><text:span text:style-name="T2">20 clients sending transactions at interval of 1.0s. </text:span></text:p>
          <text:p text:style-name="P11"><text:soft-page-break/><text:span text:style-name="T3"/></text:p>
          <text:p text:style-name="P16">The graph below shows the average time taken for transactions for each of the runs:</text:p>
          <text:p text:style-name="P16"/>
        </text:list-item>
      </text:list>
      <text:p text:style-name="P19"><draw:frame draw:style-name="fr2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Test <text:span text:style-name="T5">3</text:span></text:p>
      <text:p text:style-name="P6"/>
      <text:p text:style-name="P6">The first test case has the following scenarios <text:span text:style-name="T4">with server and client running on </text:span><text:span text:style-name="T7">different</text:span><text:span text:style-name="T4"> machines:</text:span></text:p>
      <text:list xml:id="list193414454724429" text:continue-numbering="true" text:style-name="L1">
        <text:list-item>
          <text:p text:style-name="P9"><text:span text:style-name="T2">1 client sending transactions at interval of 0.5s.</text:span></text:p>
        </text:list-item>
        <text:list-item>
          <text:p text:style-name="P9"><text:span text:style-name="T2">20 clients sending transactions at interval of 0.5s. </text:span></text:p>
        </text:list-item>
        <text:list-item>
          <text:p text:style-name="P9"><text:span text:style-name="T2">40 clients sending transactions at interval of 0.5s. </text:span></text:p>
        </text:list-item>
        <text:list-item>
          <text:p text:style-name="P9"><text:span text:style-name="T2">60 clients sending transactions at interval of 0.5s. </text:span></text:p>
        </text:list-item>
        <text:list-item>
          <text:p text:style-name="P9"><text:span text:style-name="T2">80 clients sending transactions at interval of 0.5s. </text:span></text:p>
        </text:list-item>
        <text:list-item>
          <text:p text:style-name="P9"><text:span text:style-name="T2">100 clients sending transactions at interval of 0.5s. </text:span></text:p>
          <text:p text:style-name="P12"><text:span text:style-name="T3"/></text:p>
          <text:p text:style-name="P17">The graph below shows the average time taken for transactions for each of the runs:</text:p>
        </text:list-item>
      </text:list>
      <text:p text:style-name="P20"/>
      <text:p text:style-name="P20"/>
      <text:p text:style-name="P4">Test <text:span text:style-name="T9">4</text:span></text:p>
      <text:p text:style-name="P7"/>
      <text:p text:style-name="P24">The second test case has the following scenarios <text:span text:style-name="T4">with </text:span><text:span text:style-name="T6">server</text:span><text:span text:style-name="T4"> and </text:span><text:span text:style-name="T6">client</text:span><text:span text:style-name="T4"> running on </text:span><text:span text:style-name="T8">different</text:span><text:span text:style-name="T4"> </text:span><text:span text:style-name="T6">machine</text:span><text:span text:style-name="T8">s</text:span><text:span text:style-name="T4">:</text:span></text:p>
      <text:list xml:id="list193414208919570" text:continue-numbering="true" text:style-name="L1">
        <text:list-item>
          <text:p text:style-name="P10"><text:span text:style-name="T2">20 client sending transactions at interval of 0.0s.</text:span></text:p>
        </text:list-item>
        <text:list-item>
          <text:p text:style-name="P10"><text:span text:style-name="T2">20 clients sending transactions at interval of 0.2s. </text:span></text:p>
        </text:list-item>
        <text:list-item>
          <text:p text:style-name="P10"><text:span text:style-name="T2">20 clients sending transactions at interval of 0.4s. </text:span></text:p>
        </text:list-item>
        <text:list-item>
          <text:p text:style-name="P10"><text:span text:style-name="T2">20 clients sending transactions at interval of 0.6s. </text:span></text:p>
        </text:list-item>
        <text:list-item>
          <text:p text:style-name="P10"><text:span text:style-name="T2">20 clients sending transactions at interval of 0.8s. </text:span></text:p>
        </text:list-item>
        <text:list-item>
          <text:p text:style-name="P10"><text:span text:style-name="T2">20 clients sending transactions at interval of 1.0s. </text:span></text:p>
          <text:p text:style-name="P13"><text:span text:style-name="T3"/></text:p>
          <text:p text:style-name="P18"><text:soft-page-break/>The graph below shows the average time taken for transactions for each of the runs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0:11:24.597176113</meta:creation-date>
    <meta:generator>LibreOffice/5.2.2.2$Linux_X86_64 LibreOffice_project/20m0$Build-2</meta:generator>
    <dc:date>2017-03-14T19:33:47.536700203</dc:date>
    <meta:editing-duration>PT1H55M53S</meta:editing-duration>
    <meta:editing-cycles>9</meta:editing-cycles>
    <meta:document-statistic meta:table-count="0" meta:image-count="0" meta:object-count="2" meta:page-count="3" meta:paragraph-count="46" meta:word-count="372" meta:character-count="2120" meta:non-whitespace-character-count="18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7.301cm" svg:y="0.314cm" chart:style-name="ch2">
          <text:p>Test 1</text:p>
        </chart:title>
        <chart:plot-area chart:style-name="ch3" chart:data-source-has-labels="both" svg:x="1.317cm" svg:y="1.286cm" svg:width="14.362cm" svg:height="6.566cm">
          <chartooo:coordinate-region svg:x="2.864cm" svg:y="1.485cm" svg:width="12.516cm" svg:height="5.72cm"/>
          <chart:axis chart:dimension="x" chart:name="primary-x" chart:style-name="ch4" chartooo:axis-type="auto">
            <chartooo:date-scale/>
            <chart:title svg:x="7.964cm" svg:y="8.032cm" chart:style-name="ch5">
              <text:p>Clients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02cm" chart:style-name="ch7">
              <text:p>Time 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00078282">
                <text:p>0.000782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86467">
                <text:p>0.0007864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791999">
                <text:p>0.000791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92582333333333">
                <text:p>0.000792582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76214925">
                <text:p>0.000762149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991488">
                <text:p>0.0007991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7.301cm" svg:y="0.314cm" chart:style-name="ch2">
          <text:p>Test 2</text:p>
        </chart:title>
        <chart:plot-area chart:style-name="ch3" chart:data-source-has-labels="both" svg:x="2.11cm" svg:y="1.284cm" svg:width="13.567cm" svg:height="6.565cm">
          <chartooo:coordinate-region svg:x="3.459cm" svg:y="1.483cm" svg:width="11.872cm" svg:height="5.719cm"/>
          <chart:axis chart:dimension="x" chart:name="primary-x" chart:style-name="ch4" chartooo:axis-type="auto">
            <chartooo:date-scale/>
            <chart:title svg:x="7.228cm" svg:y="8.029cm" chart:style-name="ch5">
              <text:p>Transaction Interval (s)</text:p>
            </chart:title>
            <chart:categories table:cell-range-address="local-table.$A$2:.$A$7"/>
          </chart:axis>
          <chart:axis chart:dimension="y" chart:name="primary-y" chart:style-name="ch6">
            <chart:title svg:x="1.244cm" svg:y="5.199cm" chart:style-name="ch7">
              <text:p>Time 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0.0s</text:p>
              </table:table-cell>
              <table:table-cell office:value-type="float" office:value="0.000466181">
                <text:p>0.000466181</text:p>
              </table:table-cell>
            </table:table-row>
            <table:table-row>
              <table:table-cell office:value-type="string">
                <text:p>0.2s</text:p>
              </table:table-cell>
              <table:table-cell office:value-type="float" office:value="0.000767783">
                <text:p>0.000767783</text:p>
              </table:table-cell>
            </table:table-row>
            <table:table-row>
              <table:table-cell office:value-type="string">
                <text:p>0.4s</text:p>
              </table:table-cell>
              <table:table-cell office:value-type="float" office:value="0.00080412">
                <text:p>0.00080412</text:p>
              </table:table-cell>
            </table:table-row>
            <table:table-row>
              <table:table-cell office:value-type="string">
                <text:p>0.6s</text:p>
              </table:table-cell>
              <table:table-cell office:value-type="float" office:value="0.000808901">
                <text:p>0.000808901</text:p>
              </table:table-cell>
            </table:table-row>
            <table:table-row>
              <table:table-cell office:value-type="string">
                <text:p>1.0s</text:p>
              </table:table-cell>
              <table:table-cell office:value-type="float" office:value="0.000805592">
                <text:p>0.000805592</text:p>
              </table:table-cell>
            </table:table-row>
            <table:table-row>
              <table:table-cell office:value-type="string">
                <text:p>0.8s</text:p>
              </table:table-cell>
              <table:table-cell office:value-type="float" office:value="0.000807738">
                <text:p>0.000807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